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P3" style:parent-style-name="Обычный" style:family="paragraph">
      <style:text-properties fo:language="en" fo:country="US"/>
    </style:style>
    <style:style style:name="P4" style:parent-style-name="Обычный" style:family="paragraph">
      <style:text-properties fo:language="en" fo:country="US"/>
    </style:style>
    <style:style style:name="TableColumn6" style:family="table-column">
      <style:table-column-properties style:column-width="1.7958in"/>
    </style:style>
    <style:style style:name="TableColumn7" style:family="table-column">
      <style:table-column-properties style:column-width="1.9347in"/>
    </style:style>
    <style:style style:name="TableColumn8" style:family="table-column">
      <style:table-column-properties style:column-width="2.5465in"/>
    </style:style>
    <style:style style:name="Table5" style:family="table">
      <style:table-properties style:width="6.277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Обычный" style:family="paragraph">
      <style:paragraph-properties fo:margin-bottom="0in" fo:line-height="100%"/>
      <style:text-properties fo:color="#FFFFFF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Обычный" style:family="paragraph">
      <style:paragraph-properties fo:text-align="center" fo:margin-bottom="0in" fo:line-height="100%"/>
      <style:text-properties fo:color="#FFFFFF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Обычный" style:family="paragraph">
      <style:paragraph-properties fo:margin-bottom="0in" fo:line-height="100%"/>
      <style:text-properties fo:color="#FFFFFF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Обычный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Обычный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Обычный" style:family="paragraph">
      <style:paragraph-properties fo:margin-bottom="0in" fo:line-height="100%"/>
    </style:style>
    <style:style style:name="P23" style:parent-style-name="Обычный" style:family="paragraph">
      <style:text-properties fo:language="en" fo:country="US"/>
    </style:style>
    <style:style style:name="TableColumn25" style:family="table-column">
      <style:table-column-properties style:column-width="4.1312in"/>
    </style:style>
    <style:style style:name="Table24" style:family="table">
      <style:table-properties style:width="4.1312in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Обычный" style:family="paragraph">
      <style:paragraph-properties fo:margin-bottom="0in" fo:line-height="100%"/>
      <style:text-properties fo:color="#FFFFFF" fo:language="ru" fo:country="RU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Обычный" style:family="paragraph">
      <style:paragraph-properties fo:margin-bottom="0in" fo:line-height="100%"/>
    </style:style>
  </office:automatic-styles>
  <office:body>
    <office:text text:use-soft-page-breaks="true">
      <text:p text:style-name="P1"><text:span text:style-name="T2">Project :<text:s/></text:span><text:database-display text:table-name="" text:table-type="table" text:column-name="${project.name}">«${project.name}»</text:database-display></text:p>
      <text:p text:style-name="P3">Developers (Section) :<text:s/></text:p>
      <text:p text:style-name="P4">--------------------------------------------------------------------------------------------------------------------------------------</text:p>
      <text:p text:style-name="Обычный"><text:database-display text:table-name="" text:table-type="table" text:column-name="[#list developers as developer]">«[#list developers as developer]»</text:database-display>Name:<text:s/><text:database-display text:table-name="" text:table-type="table" text:column-name="${developer.name}">«${developer.name}»</text:database-display></text:p>
      <text:p text:style-name="Обычный">Mail :<text:s/><text:a xlink:href="mailto:$%7bdeveloper.mail%7d" office:target-frame-name="_top" xlink:show="replace"><text:span text:style-name="Гиперссылка">${developer.mail}</text:span></text:a></text:p>
      <text:p text:style-name="Обычный"><text:database-display text:table-name="" text:table-type="table" text:column-name="[/#list]">«[/#list]»</text:database-display></text:p>
      <text:p text:style-name="Обычный">--------------------------------------------------------------------------------------------------------------------------------------</text:p>
      <text:p text:style-name="Обычный">Developers (Table) :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Name</text:p>
          </table:table-cell>
          <table:table-cell table:style-name="TableCell12">
            <text:p text:style-name="P13">Last name</text:p>
          </table:table-cell>
          <table:table-cell table:style-name="TableCell14">
            <text:p text:style-name="P15">Mail</text:p>
          </table:table-cell>
        </table:table-row>
        <table:table-row table:style-name="TableRow16">
          <table:table-cell table:style-name="TableCell17">
            <text:p text:style-name="P18"><text:database-display text:table-name="" text:table-type="table" text:column-name="${developers.name}">«${developers.name}»</text:database-display></text:p>
          </table:table-cell>
          <table:table-cell table:style-name="TableCell19">
            <text:p text:style-name="P20"><text:database-display text:table-name="" text:table-type="table" text:column-name="${developers.lastName}">«${developers.lastName}»</text:database-display></text:p>
          </table:table-cell>
          <table:table-cell table:style-name="TableCell21">
            <text:p text:style-name="P22"><text:a xlink:href="mailto:$%7bdevelopers.mail%7d" office:target-frame-name="_top" xlink:show="replace"><text:span text:style-name="Гиперссылка">${developers.mail}</text:span></text:a></text:p>
          </table:table-cell>
        </table:table-row>
      </table:table>
      <text:p text:style-name="Обычный"/>
      <text:h text:style-name="Заголовок2" text:outline-level="2"><text:database-display text:table-name="" text:table-type="table" text:column-name="${myData.name}">«${myData.name}»</text:database-display><text:s/><text:database-display text:table-name="" text:table-type="table" text:column-name="${myData.age}">«${myData.age}»</text:database-display></text:h>
      <text:p text:style-name="P23"/>
      <text:p text:style-name="Обычный"><text:database-display text:table-name="" text:table-type="table" text:column-name="[#list countries as country]">«[#list countries as country]»</text:database-display>Name:<text:s/><text:database-display text:table-name="" text:table-type="table" text:column-name="${country.name}">«${country.name}»</text:database-display></text:p>
      <text:p text:style-name="Обычный"><text:database-display text:table-name="" text:table-type="table" text:column-name="[/#list]">«[/#list]»</text:database-display></text:p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Страны</text:p>
          </table:table-cell>
        </table:table-row>
        <table:table-row table:style-name="TableRow29">
          <table:table-cell table:style-name="TableCell30">
            <text:p text:style-name="P31"><text:database-display text:table-name="" text:table-type="table" text:column-name="@before-row[#list obj1.countries as country]">«@before-row[#list obj1.countries as coun»</text:database-display><text:database-display text:table-name="" text:table-type="table" text:column-name="${country.name}">«${country.name}»</text:database-display><text:database-display text:table-name="" text:table-type="table" text:column-name="@after-row[/#list]">«@after-row[/#list]»</text:database-display></text:p>
          </table:table-cell>
        </table:table-row>
      </table:table>
      <text:p text:style-name="Обычный"/>
      <text:p text:style-name="Обычный"><text:database-display text:table-name="" text:table-type="table" text:column-name="${obj1.person.name}">«${obj1.person.name}»</text:database-display></text:p>
      <text:p text:style-name="Обычный"><text:database-display text:table-name="" text:table-type="table" text:column-name="[#list obj1.person.cities as city]">«[#list obj1.person.cities as city]»</text:database-display><text:s/><text:database-display text:table-name="" text:table-type="table" text:column-name="${city}">«${city}»</text:database-display><text:s/><text:database-display text:table-name="" text:table-type="table" text:column-name="[/#list]">«[/#list]»</text:database-display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0277in" fo:margin-bottom="0in"/>
      <style:text-properties style:font-name="Cambria" style:font-name-asian="Times New Roman" style:font-name-complex="Times New Roman" fo:color="#365F91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Заголовок" style:display-name="Заголовок" style:family="paragraph" style:parent-style-name="Обычный" style:next-style-name="Обычный">
      <style:paragraph-properties style:contextual-spacing="true" fo:margin-bottom="0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Times New Roman" fo:color="#365F91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ERR Angelo</meta:initial-creator>
    <dc:creator>Дмитрий Столбов</dc:creator>
    <meta:creation-date>2023-08-25T04:52:00Z</meta:creation-date>
    <dc:date>2023-08-25T04:52:00Z</dc:date>
    <meta:template xlink:href="Normal.dotm" xlink:type="simple"/>
    <meta:editing-cycles>2</meta:editing-cycles>
    <meta:editing-duration>PT0S</meta:editing-duration>
    <meta:document-statistic meta:page-count="1" meta:paragraph-count="65" meta:word-count="137" meta:character-count="1641" meta:row-count="62" meta:non-whitespace-character-count="1569"/>
  </office:meta>
</office:document-meta>
</file>